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BB00000073EA43CB8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paragraph-rsid="00252b86"/>
    </style:style>
    <style:style style:name="P2" style:family="paragraph" style:parent-style-name="Standard">
      <style:text-properties officeooo:rsid="002397ce" officeooo:paragraph-rsid="002397ce"/>
    </style:style>
    <style:style style:name="P3" style:family="paragraph" style:parent-style-name="Standard">
      <style:text-properties officeooo:rsid="000e951d" officeooo:paragraph-rsid="000e951d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>
      <text:variable-decls>
        <text:variable-decl office:value-type="string" text:name="tipotrabajo"/>
        <text:variable-decl office:value-type="string" text:name="untexto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office:annotation><dc:creator>Autor desconocido</dc:creator><dc:date>2015-12-30T13:38:35</dc:date><text:list text:style-name=""><text:list-item><text:p text:style-name="P4"><text:span text:style-name="T1">do text </text:span></text:p></text:list-item><text:list-item><text:p text:style-name="P4"><text:span text:style-name="T1">from xhtml(plantilla)</text:span></text:p></text:list-item></text:list></office:annotation>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EDKAppsLineaHorizontal" style:family="paragraph" style:parent-style-name="Standard">
      <style:paragraph-properties fo:padding="0.074cm" fo:border-left="none" fo:border-right="none" fo:border-top="none" fo:border-bottom="0.99pt solid #000000" style:join-border="false"/>
    </style:style>
    <style:style style:name="EDKAppsTituloCentrado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20pt" fo:font-weight="bold" style:font-size-asian="20pt" style:font-weight-asian="bold" style:font-name-complex="FreeSans1" style:font-family-complex="FreeSans" style:font-family-generic-complex="swiss" style:font-size-complex="20pt" style:font-weight-complex="bold"/>
    </style:style>
    <style:style style:name="EDKAppsCentrado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</style:style>
    <style:style style:name="EDKAppsDerecho" style:family="paragraph" style:parent-style-name="Standard" style:class="extra">
      <style:paragraph-properties fo:margin-top="0.212cm" fo:margin-bottom="0.212cm" style:contextual-spacing="false" fo:text-align="end" style:justify-single-word="false" text:number-lines="false" text:line-number="0"/>
    </style:style>
    <style:style style:name="EDKAppsJustificado" style:family="paragraph" style:parent-style-name="Standard" style:class="extra">
      <style:paragraph-properties fo:margin-top="0.212cm" fo:margin-bottom="0.212cm" style:contextual-spacing="false" fo:text-align="justify" style:justify-single-word="false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252b86"/>
    </style:style>
    <style:style style:name="M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1" text:anchor-type="paragraph" svg:width="17cm" svg:height="2.796cm" draw:z-index="0"><draw:image xlink:href="Pictures/10000000000002BB00000073EA43CB89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9T07:27:41.208696634</meta:creation-date>
    <dc:date>2016-06-06T16:06:36.379705104</dc:date>
    <meta:editing-duration>PT1H18M36S</meta:editing-duration>
    <meta:editing-cycles>39</meta:editing-cycles>
    <meta:generator>LibreOffice/4.2.8.2$Linux_X86_64 LibreOffice_project/420m0$Build-2</meta:generator>
    <meta:document-statistic meta:table-count="0" meta:image-count="1" meta:object-count="0" meta:page-count="1" meta:paragraph-count="1" meta:word-count="0" meta:character-count="1" meta:non-whitespace-character-count="0"/>
  </office:meta>
</office:document-meta>
</file>